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003" calcext:value-type="float">
            <text:p>1003</text:p>
          </table:table-cell>
          <table:table-cell office:value-type="float" office:value="4197065810" calcext:value-type="float">
            <text:p>4197065810</text:p>
          </table:table-cell>
          <table:table-cell office:value-type="float" office:value="8962190387" calcext:value-type="float">
            <text:p>8962190387</text:p>
          </table:table-cell>
          <table:table-cell office:value-type="float" office:value="1509151" calcext:value-type="float">
            <text:p>1509151</text:p>
          </table:table-cell>
          <table:table-cell office:value-type="float" office:value="59780970" calcext:value-type="float">
            <text:p>59780970</text:p>
          </table:table-cell>
          <table:table-cell office:value-type="float" office:value="38973424" calcext:value-type="float">
            <text:p>38973424</text:p>
          </table:table-cell>
          <table:table-cell office:value-type="float" office:value="38295058" calcext:value-type="float">
            <text:p>382950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8308" calcext:value-type="float">
            <text:p>0.468308</text:p>
          </table:table-cell>
          <table:table-cell office:value-type="float" office:value="1509151" calcext:value-type="float">
            <text:p>1509151</text:p>
          </table:table-cell>
          <table:table-cell office:value-type="float" office:value="3.814538" calcext:value-type="float">
            <text:p>3.814538</text:p>
          </table:table-cell>
          <table:table-cell office:value-type="float" office:value="2.486839" calcext:value-type="float">
            <text:p>2.486839</text:p>
          </table:table-cell>
          <table:table-cell office:value-type="float" office:value="2.443553" calcext:value-type="float">
            <text:p>2.443553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2005" calcext:value-type="float">
            <text:p>2005</text:p>
          </table:table-cell>
          <table:table-cell office:value-type="float" office:value="4524471346" calcext:value-type="float">
            <text:p>4524471346</text:p>
          </table:table-cell>
          <table:table-cell office:value-type="float" office:value="9791294435" calcext:value-type="float">
            <text:p>9791294435</text:p>
          </table:table-cell>
          <table:table-cell office:value-type="float" office:value="1711619" calcext:value-type="float">
            <text:p>1711619</text:p>
          </table:table-cell>
          <table:table-cell office:value-type="float" office:value="66257896" calcext:value-type="float">
            <text:p>66257896</text:p>
          </table:table-cell>
          <table:table-cell office:value-type="float" office:value="44341056" calcext:value-type="float">
            <text:p>44341056</text:p>
          </table:table-cell>
          <table:table-cell office:value-type="float" office:value="43365650" calcext:value-type="float">
            <text:p>433656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2091" calcext:value-type="float">
            <text:p>0.462091</text:p>
          </table:table-cell>
          <table:table-cell office:value-type="float" office:value="1711619" calcext:value-type="float">
            <text:p>1711619</text:p>
          </table:table-cell>
          <table:table-cell office:value-type="float" office:value="4.232041" calcext:value-type="float">
            <text:p>4.232041</text:p>
          </table:table-cell>
          <table:table-cell office:value-type="float" office:value="2.832163" calcext:value-type="float">
            <text:p>2.832163</text:p>
          </table:table-cell>
          <table:table-cell office:value-type="float" office:value="2.769862" calcext:value-type="float">
            <text:p>2.769862</text:p>
          </table:table-cell>
          <table:table-cell office:value-type="float" office:value="1.49" calcext:value-type="float">
            <text:p>1.4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3008" calcext:value-type="float">
            <text:p>3008</text:p>
          </table:table-cell>
          <table:table-cell office:value-type="float" office:value="4518145132" calcext:value-type="float">
            <text:p>4518145132</text:p>
          </table:table-cell>
          <table:table-cell office:value-type="float" office:value="9515527398" calcext:value-type="float">
            <text:p>9515527398</text:p>
          </table:table-cell>
          <table:table-cell office:value-type="float" office:value="1864125" calcext:value-type="float">
            <text:p>1864125</text:p>
          </table:table-cell>
          <table:table-cell office:value-type="float" office:value="73078959" calcext:value-type="float">
            <text:p>73078959</text:p>
          </table:table-cell>
          <table:table-cell office:value-type="float" office:value="48098184" calcext:value-type="float">
            <text:p>48098184</text:p>
          </table:table-cell>
          <table:table-cell office:value-type="float" office:value="46986539" calcext:value-type="float">
            <text:p>469865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818" calcext:value-type="float">
            <text:p>0.474818</text:p>
          </table:table-cell>
          <table:table-cell office:value-type="float" office:value="1864125" calcext:value-type="float">
            <text:p>1864125</text:p>
          </table:table-cell>
          <table:table-cell office:value-type="float" office:value="4.663064" calcext:value-type="float">
            <text:p>4.663064</text:p>
          </table:table-cell>
          <table:table-cell office:value-type="float" office:value="3.069077" calcext:value-type="float">
            <text:p>3.069077</text:p>
          </table:table-cell>
          <table:table-cell office:value-type="float" office:value="2.998144" calcext:value-type="float">
            <text:p>2.998144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4011" calcext:value-type="float">
            <text:p>4011</text:p>
          </table:table-cell>
          <table:table-cell office:value-type="float" office:value="4703696621" calcext:value-type="float">
            <text:p>4703696621</text:p>
          </table:table-cell>
          <table:table-cell office:value-type="float" office:value="9308378347" calcext:value-type="float">
            <text:p>9308378347</text:p>
          </table:table-cell>
          <table:table-cell office:value-type="float" office:value="2637193" calcext:value-type="float">
            <text:p>2637193</text:p>
          </table:table-cell>
          <table:table-cell office:value-type="float" office:value="103074995" calcext:value-type="float">
            <text:p>103074995</text:p>
          </table:table-cell>
          <table:table-cell office:value-type="float" office:value="67668497" calcext:value-type="float">
            <text:p>67668497</text:p>
          </table:table-cell>
          <table:table-cell office:value-type="float" office:value="66459244" calcext:value-type="float">
            <text:p>6645924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5319" calcext:value-type="float">
            <text:p>0.505319</text:p>
          </table:table-cell>
          <table:table-cell office:value-type="float" office:value="2637193" calcext:value-type="float">
            <text:p>2637193</text:p>
          </table:table-cell>
          <table:table-cell office:value-type="float" office:value="6.577068" calcext:value-type="float">
            <text:p>6.577068</text:p>
          </table:table-cell>
          <table:table-cell office:value-type="float" office:value="4.31783" calcext:value-type="float">
            <text:p>4.31783</text:p>
          </table:table-cell>
          <table:table-cell office:value-type="float" office:value="4.24067" calcext:value-type="float">
            <text:p>4.24067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5014" calcext:value-type="float">
            <text:p>5014</text:p>
          </table:table-cell>
          <table:table-cell office:value-type="float" office:value="4481218958" calcext:value-type="float">
            <text:p>4481218958</text:p>
          </table:table-cell>
          <table:table-cell office:value-type="float" office:value="9515832678" calcext:value-type="float">
            <text:p>9515832678</text:p>
          </table:table-cell>
          <table:table-cell office:value-type="float" office:value="1791161" calcext:value-type="float">
            <text:p>1791161</text:p>
          </table:table-cell>
          <table:table-cell office:value-type="float" office:value="71268167" calcext:value-type="float">
            <text:p>71268167</text:p>
          </table:table-cell>
          <table:table-cell office:value-type="float" office:value="47274398" calcext:value-type="float">
            <text:p>47274398</text:p>
          </table:table-cell>
          <table:table-cell office:value-type="float" office:value="46318143" calcext:value-type="float">
            <text:p>463181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0922" calcext:value-type="float">
            <text:p>0.470922</text:p>
          </table:table-cell>
          <table:table-cell office:value-type="float" office:value="1791161" calcext:value-type="float">
            <text:p>1791161</text:p>
          </table:table-cell>
          <table:table-cell office:value-type="float" office:value="4.54752" calcext:value-type="float">
            <text:p>4.54752</text:p>
          </table:table-cell>
          <table:table-cell office:value-type="float" office:value="3.016512" calcext:value-type="float">
            <text:p>3.016512</text:p>
          </table:table-cell>
          <table:table-cell office:value-type="float" office:value="2.955495" calcext:value-type="float">
            <text:p>2.955495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6017" calcext:value-type="float">
            <text:p>6017</text:p>
          </table:table-cell>
          <table:table-cell office:value-type="float" office:value="4635154124" calcext:value-type="float">
            <text:p>4635154124</text:p>
          </table:table-cell>
          <table:table-cell office:value-type="float" office:value="9793423466" calcext:value-type="float">
            <text:p>9793423466</text:p>
          </table:table-cell>
          <table:table-cell office:value-type="float" office:value="1953665" calcext:value-type="float">
            <text:p>1953665</text:p>
          </table:table-cell>
          <table:table-cell office:value-type="float" office:value="75924732" calcext:value-type="float">
            <text:p>75924732</text:p>
          </table:table-cell>
          <table:table-cell office:value-type="float" office:value="50009110" calcext:value-type="float">
            <text:p>50009110</text:p>
          </table:table-cell>
          <table:table-cell office:value-type="float" office:value="48692813" calcext:value-type="float">
            <text:p>486928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3292" calcext:value-type="float">
            <text:p>0.473292</text:p>
          </table:table-cell>
          <table:table-cell office:value-type="float" office:value="1953665" calcext:value-type="float">
            <text:p>1953665</text:p>
          </table:table-cell>
          <table:table-cell office:value-type="float" office:value="4.844649" calcext:value-type="float">
            <text:p>4.844649</text:p>
          </table:table-cell>
          <table:table-cell office:value-type="float" office:value="3.19101" calcext:value-type="float">
            <text:p>3.19101</text:p>
          </table:table-cell>
          <table:table-cell office:value-type="float" office:value="3.107019" calcext:value-type="float">
            <text:p>3.107019</text:p>
          </table:table-cell>
          <table:table-cell office:value-type="float" office:value="1.52" calcext:value-type="float">
            <text:p>1.5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7020" calcext:value-type="float">
            <text:p>7020</text:p>
          </table:table-cell>
          <table:table-cell office:value-type="float" office:value="4675624191" calcext:value-type="float">
            <text:p>4675624191</text:p>
          </table:table-cell>
          <table:table-cell office:value-type="float" office:value="9306702189" calcext:value-type="float">
            <text:p>9306702189</text:p>
          </table:table-cell>
          <table:table-cell office:value-type="float" office:value="2560411" calcext:value-type="float">
            <text:p>2560411</text:p>
          </table:table-cell>
          <table:table-cell office:value-type="float" office:value="101068792" calcext:value-type="float">
            <text:p>101068792</text:p>
          </table:table-cell>
          <table:table-cell office:value-type="float" office:value="66616565" calcext:value-type="float">
            <text:p>66616565</text:p>
          </table:table-cell>
          <table:table-cell office:value-type="float" office:value="65399834" calcext:value-type="float">
            <text:p>6539983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2393" calcext:value-type="float">
            <text:p>0.502393</text:p>
          </table:table-cell>
          <table:table-cell office:value-type="float" office:value="2560411" calcext:value-type="float">
            <text:p>2560411</text:p>
          </table:table-cell>
          <table:table-cell office:value-type="float" office:value="6.449056" calcext:value-type="float">
            <text:p>6.449056</text:p>
          </table:table-cell>
          <table:table-cell office:value-type="float" office:value="4.250708" calcext:value-type="float">
            <text:p>4.250708</text:p>
          </table:table-cell>
          <table:table-cell office:value-type="float" office:value="4.17307" calcext:value-type="float">
            <text:p>4.17307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8022" calcext:value-type="float">
            <text:p>8022</text:p>
          </table:table-cell>
          <table:table-cell office:value-type="float" office:value="4766826807" calcext:value-type="float">
            <text:p>4766826807</text:p>
          </table:table-cell>
          <table:table-cell office:value-type="float" office:value="9309290820" calcext:value-type="float">
            <text:p>9309290820</text:p>
          </table:table-cell>
          <table:table-cell office:value-type="float" office:value="2805192" calcext:value-type="float">
            <text:p>2805192</text:p>
          </table:table-cell>
          <table:table-cell office:value-type="float" office:value="109683621" calcext:value-type="float">
            <text:p>109683621</text:p>
          </table:table-cell>
          <table:table-cell office:value-type="float" office:value="72032854" calcext:value-type="float">
            <text:p>72032854</text:p>
          </table:table-cell>
          <table:table-cell office:value-type="float" office:value="70203826" calcext:value-type="float">
            <text:p>702038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2051" calcext:value-type="float">
            <text:p>0.512051</text:p>
          </table:table-cell>
          <table:table-cell office:value-type="float" office:value="2805192" calcext:value-type="float">
            <text:p>2805192</text:p>
          </table:table-cell>
          <table:table-cell office:value-type="float" office:value="7.005741" calcext:value-type="float">
            <text:p>7.005741</text:p>
          </table:table-cell>
          <table:table-cell office:value-type="float" office:value="4.600901" calcext:value-type="float">
            <text:p>4.600901</text:p>
          </table:table-cell>
          <table:table-cell office:value-type="float" office:value="4.484076" calcext:value-type="float">
            <text:p>4.484076</text:p>
          </table:table-cell>
          <table:table-cell office:value-type="float" office:value="1.52" calcext:value-type="float">
            <text:p>1.5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9024" calcext:value-type="float">
            <text:p>9024</text:p>
          </table:table-cell>
          <table:table-cell office:value-type="float" office:value="4513248550" calcext:value-type="float">
            <text:p>4513248550</text:p>
          </table:table-cell>
          <table:table-cell office:value-type="float" office:value="9518333480" calcext:value-type="float">
            <text:p>9518333480</text:p>
          </table:table-cell>
          <table:table-cell office:value-type="float" office:value="1878053" calcext:value-type="float">
            <text:p>1878053</text:p>
          </table:table-cell>
          <table:table-cell office:value-type="float" office:value="73413646" calcext:value-type="float">
            <text:p>73413646</text:p>
          </table:table-cell>
          <table:table-cell office:value-type="float" office:value="48441971" calcext:value-type="float">
            <text:p>48441971</text:p>
          </table:table-cell>
          <table:table-cell office:value-type="float" office:value="47501777" calcext:value-type="float">
            <text:p>475017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164" calcext:value-type="float">
            <text:p>0.474164</text:p>
          </table:table-cell>
          <table:table-cell office:value-type="float" office:value="1878053" calcext:value-type="float">
            <text:p>1878053</text:p>
          </table:table-cell>
          <table:table-cell office:value-type="float" office:value="4.689095" calcext:value-type="float">
            <text:p>4.689095</text:p>
          </table:table-cell>
          <table:table-cell office:value-type="float" office:value="3.094098" calcext:value-type="float">
            <text:p>3.094098</text:p>
          </table:table-cell>
          <table:table-cell office:value-type="float" office:value="3.034045" calcext:value-type="float">
            <text:p>3.034045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0026" calcext:value-type="float">
            <text:p>10026</text:p>
          </table:table-cell>
          <table:table-cell office:value-type="float" office:value="4580602022" calcext:value-type="float">
            <text:p>4580602022</text:p>
          </table:table-cell>
          <table:table-cell office:value-type="float" office:value="9803465825" calcext:value-type="float">
            <text:p>9803465825</text:p>
          </table:table-cell>
          <table:table-cell office:value-type="float" office:value="1732297" calcext:value-type="float">
            <text:p>1732297</text:p>
          </table:table-cell>
          <table:table-cell office:value-type="float" office:value="69904959" calcext:value-type="float">
            <text:p>69904959</text:p>
          </table:table-cell>
          <table:table-cell office:value-type="float" office:value="45949447" calcext:value-type="float">
            <text:p>45949447</text:p>
          </table:table-cell>
          <table:table-cell office:value-type="float" office:value="45021176" calcext:value-type="float">
            <text:p>4502117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7243" calcext:value-type="float">
            <text:p>0.467243</text:p>
          </table:table-cell>
          <table:table-cell office:value-type="float" office:value="1732297" calcext:value-type="float">
            <text:p>1732297</text:p>
          </table:table-cell>
          <table:table-cell office:value-type="float" office:value="4.464987" calcext:value-type="float">
            <text:p>4.464987</text:p>
          </table:table-cell>
          <table:table-cell office:value-type="float" office:value="2.934895" calcext:value-type="float">
            <text:p>2.934895</text:p>
          </table:table-cell>
          <table:table-cell office:value-type="float" office:value="2.875604" calcext:value-type="float">
            <text:p>2.875604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1029" calcext:value-type="float">
            <text:p>11029</text:p>
          </table:table-cell>
          <table:table-cell office:value-type="float" office:value="4548364536" calcext:value-type="float">
            <text:p>4548364536</text:p>
          </table:table-cell>
          <table:table-cell office:value-type="float" office:value="9520135933" calcext:value-type="float">
            <text:p>9520135933</text:p>
          </table:table-cell>
          <table:table-cell office:value-type="float" office:value="2007821" calcext:value-type="float">
            <text:p>2007821</text:p>
          </table:table-cell>
          <table:table-cell office:value-type="float" office:value="77154690" calcext:value-type="float">
            <text:p>77154690</text:p>
          </table:table-cell>
          <table:table-cell office:value-type="float" office:value="50988349" calcext:value-type="float">
            <text:p>50988349</text:p>
          </table:table-cell>
          <table:table-cell office:value-type="float" office:value="49970515" calcext:value-type="float">
            <text:p>499705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763" calcext:value-type="float">
            <text:p>0.477763</text:p>
          </table:table-cell>
          <table:table-cell office:value-type="float" office:value="2007821" calcext:value-type="float">
            <text:p>2007821</text:p>
          </table:table-cell>
          <table:table-cell office:value-type="float" office:value="4.923131" calcext:value-type="float">
            <text:p>4.923131</text:p>
          </table:table-cell>
          <table:table-cell office:value-type="float" office:value="3.253494" calcext:value-type="float">
            <text:p>3.253494</text:p>
          </table:table-cell>
          <table:table-cell office:value-type="float" office:value="3.188547" calcext:value-type="float">
            <text:p>3.188547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2032" calcext:value-type="float">
            <text:p>12032</text:p>
          </table:table-cell>
          <table:table-cell office:value-type="float" office:value="4660905525" calcext:value-type="float">
            <text:p>4660905525</text:p>
          </table:table-cell>
          <table:table-cell office:value-type="float" office:value="9484610907" calcext:value-type="float">
            <text:p>9484610907</text:p>
          </table:table-cell>
          <table:table-cell office:value-type="float" office:value="2336569" calcext:value-type="float">
            <text:p>2336569</text:p>
          </table:table-cell>
          <table:table-cell office:value-type="float" office:value="92019421" calcext:value-type="float">
            <text:p>92019421</text:p>
          </table:table-cell>
          <table:table-cell office:value-type="float" office:value="60373659" calcext:value-type="float">
            <text:p>60373659</text:p>
          </table:table-cell>
          <table:table-cell office:value-type="float" office:value="59134962" calcext:value-type="float">
            <text:p>591349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1418" calcext:value-type="float">
            <text:p>0.491418</text:p>
          </table:table-cell>
          <table:table-cell office:value-type="float" office:value="2336569" calcext:value-type="float">
            <text:p>2336569</text:p>
          </table:table-cell>
          <table:table-cell office:value-type="float" office:value="5.871628" calcext:value-type="float">
            <text:p>5.871628</text:p>
          </table:table-cell>
          <table:table-cell office:value-type="float" office:value="3.852357" calcext:value-type="float">
            <text:p>3.852357</text:p>
          </table:table-cell>
          <table:table-cell office:value-type="float" office:value="3.773318" calcext:value-type="float">
            <text:p>3.773318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3035" calcext:value-type="float">
            <text:p>13035</text:p>
          </table:table-cell>
          <table:table-cell office:value-type="float" office:value="4431379814" calcext:value-type="float">
            <text:p>4431379814</text:p>
          </table:table-cell>
          <table:table-cell office:value-type="float" office:value="9332510498" calcext:value-type="float">
            <text:p>9332510498</text:p>
          </table:table-cell>
          <table:table-cell office:value-type="float" office:value="1802105" calcext:value-type="float">
            <text:p>1802105</text:p>
          </table:table-cell>
          <table:table-cell office:value-type="float" office:value="72123640" calcext:value-type="float">
            <text:p>72123640</text:p>
          </table:table-cell>
          <table:table-cell office:value-type="float" office:value="47657776" calcext:value-type="float">
            <text:p>47657776</text:p>
          </table:table-cell>
          <table:table-cell office:value-type="float" office:value="46681371" calcext:value-type="float">
            <text:p>4668137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833" calcext:value-type="float">
            <text:p>0.474833</text:p>
          </table:table-cell>
          <table:table-cell office:value-type="float" office:value="1802105" calcext:value-type="float">
            <text:p>1802105</text:p>
          </table:table-cell>
          <table:table-cell office:value-type="float" office:value="4.602107" calcext:value-type="float">
            <text:p>4.602107</text:p>
          </table:table-cell>
          <table:table-cell office:value-type="float" office:value="3.040975" calcext:value-type="float">
            <text:p>3.040975</text:p>
          </table:table-cell>
          <table:table-cell office:value-type="float" office:value="2.978672" calcext:value-type="float">
            <text:p>2.978672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4037" calcext:value-type="float">
            <text:p>14037</text:p>
          </table:table-cell>
          <table:table-cell office:value-type="float" office:value="4664171338" calcext:value-type="float">
            <text:p>4664171338</text:p>
          </table:table-cell>
          <table:table-cell office:value-type="float" office:value="9803463819" calcext:value-type="float">
            <text:p>9803463819</text:p>
          </table:table-cell>
          <table:table-cell office:value-type="float" office:value="2082135" calcext:value-type="float">
            <text:p>2082135</text:p>
          </table:table-cell>
          <table:table-cell office:value-type="float" office:value="80024294" calcext:value-type="float">
            <text:p>80024294</text:p>
          </table:table-cell>
          <table:table-cell office:value-type="float" office:value="52882702" calcext:value-type="float">
            <text:p>52882702</text:p>
          </table:table-cell>
          <table:table-cell office:value-type="float" office:value="51638733" calcext:value-type="float">
            <text:p>5163873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5768" calcext:value-type="float">
            <text:p>0.475768</text:p>
          </table:table-cell>
          <table:table-cell office:value-type="float" office:value="2082135" calcext:value-type="float">
            <text:p>2082135</text:p>
          </table:table-cell>
          <table:table-cell office:value-type="float" office:value="5.111332" calcext:value-type="float">
            <text:p>5.111332</text:p>
          </table:table-cell>
          <table:table-cell office:value-type="float" office:value="3.377738" calcext:value-type="float">
            <text:p>3.377738</text:p>
          </table:table-cell>
          <table:table-cell office:value-type="float" office:value="3.298282" calcext:value-type="float">
            <text:p>3.298282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5040" calcext:value-type="float">
            <text:p>15040</text:p>
          </table:table-cell>
          <table:table-cell office:value-type="float" office:value="4476568481" calcext:value-type="float">
            <text:p>4476568481</text:p>
          </table:table-cell>
          <table:table-cell office:value-type="float" office:value="9333707072" calcext:value-type="float">
            <text:p>9333707072</text:p>
          </table:table-cell>
          <table:table-cell office:value-type="float" office:value="1877235" calcext:value-type="float">
            <text:p>1877235</text:p>
          </table:table-cell>
          <table:table-cell office:value-type="float" office:value="75295459" calcext:value-type="float">
            <text:p>75295459</text:p>
          </table:table-cell>
          <table:table-cell office:value-type="float" office:value="49222513" calcext:value-type="float">
            <text:p>49222513</text:p>
          </table:table-cell>
          <table:table-cell office:value-type="float" office:value="48152291" calcext:value-type="float">
            <text:p>481522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9613" calcext:value-type="float">
            <text:p>0.479613</text:p>
          </table:table-cell>
          <table:table-cell office:value-type="float" office:value="1877235" calcext:value-type="float">
            <text:p>1877235</text:p>
          </table:table-cell>
          <table:table-cell office:value-type="float" office:value="4.804496" calcext:value-type="float">
            <text:p>4.804496</text:p>
          </table:table-cell>
          <table:table-cell office:value-type="float" office:value="3.140818" calcext:value-type="float">
            <text:p>3.140818</text:p>
          </table:table-cell>
          <table:table-cell office:value-type="float" office:value="3.072529" calcext:value-type="float">
            <text:p>3.072529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6043" calcext:value-type="float">
            <text:p>16043</text:p>
          </table:table-cell>
          <table:table-cell office:value-type="float" office:value="4513454475" calcext:value-type="float">
            <text:p>4513454475</text:p>
          </table:table-cell>
          <table:table-cell office:value-type="float" office:value="9512682000" calcext:value-type="float">
            <text:p>9512682000</text:p>
          </table:table-cell>
          <table:table-cell office:value-type="float" office:value="1859962" calcext:value-type="float">
            <text:p>1859962</text:p>
          </table:table-cell>
          <table:table-cell office:value-type="float" office:value="73095428" calcext:value-type="float">
            <text:p>73095428</text:p>
          </table:table-cell>
          <table:table-cell office:value-type="float" office:value="48062480" calcext:value-type="float">
            <text:p>48062480</text:p>
          </table:table-cell>
          <table:table-cell office:value-type="float" office:value="47169423" calcext:value-type="float">
            <text:p>471694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467" calcext:value-type="float">
            <text:p>0.474467</text:p>
          </table:table-cell>
          <table:table-cell office:value-type="float" office:value="1859962" calcext:value-type="float">
            <text:p>1859962</text:p>
          </table:table-cell>
          <table:table-cell office:value-type="float" office:value="4.664115" calcext:value-type="float">
            <text:p>4.664115</text:p>
          </table:table-cell>
          <table:table-cell office:value-type="float" office:value="3.066798" calcext:value-type="float">
            <text:p>3.066798</text:p>
          </table:table-cell>
          <table:table-cell office:value-type="float" office:value="3.009814" calcext:value-type="float">
            <text:p>3.009814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7046" calcext:value-type="float">
            <text:p>17046</text:p>
          </table:table-cell>
          <table:table-cell office:value-type="float" office:value="4431441503" calcext:value-type="float">
            <text:p>4431441503</text:p>
          </table:table-cell>
          <table:table-cell office:value-type="float" office:value="9337156882" calcext:value-type="float">
            <text:p>9337156882</text:p>
          </table:table-cell>
          <table:table-cell office:value-type="float" office:value="1855627" calcext:value-type="float">
            <text:p>1855627</text:p>
          </table:table-cell>
          <table:table-cell office:value-type="float" office:value="71382215" calcext:value-type="float">
            <text:p>71382215</text:p>
          </table:table-cell>
          <table:table-cell office:value-type="float" office:value="47312857" calcext:value-type="float">
            <text:p>47312857</text:p>
          </table:table-cell>
          <table:table-cell office:value-type="float" office:value="46310132" calcext:value-type="float">
            <text:p>463101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603" calcext:value-type="float">
            <text:p>0.474603</text:p>
          </table:table-cell>
          <table:table-cell office:value-type="float" office:value="1855627" calcext:value-type="float">
            <text:p>1855627</text:p>
          </table:table-cell>
          <table:table-cell office:value-type="float" office:value="4.554798" calcext:value-type="float">
            <text:p>4.554798</text:p>
          </table:table-cell>
          <table:table-cell office:value-type="float" office:value="3.018966" calcext:value-type="float">
            <text:p>3.018966</text:p>
          </table:table-cell>
          <table:table-cell office:value-type="float" office:value="2.954983" calcext:value-type="float">
            <text:p>2.954983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8049" calcext:value-type="float">
            <text:p>18049</text:p>
          </table:table-cell>
          <table:table-cell office:value-type="float" office:value="4712216172" calcext:value-type="float">
            <text:p>4712216172</text:p>
          </table:table-cell>
          <table:table-cell office:value-type="float" office:value="9789724677" calcext:value-type="float">
            <text:p>9789724677</text:p>
          </table:table-cell>
          <table:table-cell office:value-type="float" office:value="2195350" calcext:value-type="float">
            <text:p>2195350</text:p>
          </table:table-cell>
          <table:table-cell office:value-type="float" office:value="88209119" calcext:value-type="float">
            <text:p>88209119</text:p>
          </table:table-cell>
          <table:table-cell office:value-type="float" office:value="57993105" calcext:value-type="float">
            <text:p>57993105</text:p>
          </table:table-cell>
          <table:table-cell office:value-type="float" office:value="56796401" calcext:value-type="float">
            <text:p>567964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1343" calcext:value-type="float">
            <text:p>0.481343</text:p>
          </table:table-cell>
          <table:table-cell office:value-type="float" office:value="2195350" calcext:value-type="float">
            <text:p>2195350</text:p>
          </table:table-cell>
          <table:table-cell office:value-type="float" office:value="5.628498" calcext:value-type="float">
            <text:p>5.628498</text:p>
          </table:table-cell>
          <table:table-cell office:value-type="float" office:value="3.700457" calcext:value-type="float">
            <text:p>3.700457</text:p>
          </table:table-cell>
          <table:table-cell office:value-type="float" office:value="3.624097" calcext:value-type="float">
            <text:p>3.624097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19051" calcext:value-type="float">
            <text:p>19051</text:p>
          </table:table-cell>
          <table:table-cell office:value-type="float" office:value="4560492680" calcext:value-type="float">
            <text:p>4560492680</text:p>
          </table:table-cell>
          <table:table-cell office:value-type="float" office:value="9508836541" calcext:value-type="float">
            <text:p>9508836541</text:p>
          </table:table-cell>
          <table:table-cell office:value-type="float" office:value="2010564" calcext:value-type="float">
            <text:p>2010564</text:p>
          </table:table-cell>
          <table:table-cell office:value-type="float" office:value="78777334" calcext:value-type="float">
            <text:p>78777334</text:p>
          </table:table-cell>
          <table:table-cell office:value-type="float" office:value="51814102" calcext:value-type="float">
            <text:p>51814102</text:p>
          </table:table-cell>
          <table:table-cell office:value-type="float" office:value="50632738" calcext:value-type="float">
            <text:p>5063273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9606" calcext:value-type="float">
            <text:p>0.479606</text:p>
          </table:table-cell>
          <table:table-cell office:value-type="float" office:value="2010564" calcext:value-type="float">
            <text:p>2010564</text:p>
          </table:table-cell>
          <table:table-cell office:value-type="float" office:value="5.031686" calcext:value-type="float">
            <text:p>5.031686</text:p>
          </table:table-cell>
          <table:table-cell office:value-type="float" office:value="3.309484" calcext:value-type="float">
            <text:p>3.309484</text:p>
          </table:table-cell>
          <table:table-cell office:value-type="float" office:value="3.234027" calcext:value-type="float">
            <text:p>3.234027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20054" calcext:value-type="float">
            <text:p>20054</text:p>
          </table:table-cell>
          <table:table-cell office:value-type="float" office:value="4523777711" calcext:value-type="float">
            <text:p>4523777711</text:p>
          </table:table-cell>
          <table:table-cell office:value-type="float" office:value="9526367697" calcext:value-type="float">
            <text:p>9526367697</text:p>
          </table:table-cell>
          <table:table-cell office:value-type="float" office:value="1871721" calcext:value-type="float">
            <text:p>1871721</text:p>
          </table:table-cell>
          <table:table-cell office:value-type="float" office:value="73484934" calcext:value-type="float">
            <text:p>73484934</text:p>
          </table:table-cell>
          <table:table-cell office:value-type="float" office:value="48336349" calcext:value-type="float">
            <text:p>48336349</text:p>
          </table:table-cell>
          <table:table-cell office:value-type="float" office:value="47387930" calcext:value-type="float">
            <text:p>473879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869" calcext:value-type="float">
            <text:p>0.474869</text:p>
          </table:table-cell>
          <table:table-cell office:value-type="float" office:value="1871721" calcext:value-type="float">
            <text:p>1871721</text:p>
          </table:table-cell>
          <table:table-cell office:value-type="float" office:value="4.688969" calcext:value-type="float">
            <text:p>4.688969</text:p>
          </table:table-cell>
          <table:table-cell office:value-type="float" office:value="3.084273" calcext:value-type="float">
            <text:p>3.084273</text:p>
          </table:table-cell>
          <table:table-cell office:value-type="float" office:value="3.023756" calcext:value-type="float">
            <text:p>3.023756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21057" calcext:value-type="float">
            <text:p>21057</text:p>
          </table:table-cell>
          <table:table-cell office:value-type="float" office:value="4832510447" calcext:value-type="float">
            <text:p>4832510447</text:p>
          </table:table-cell>
          <table:table-cell office:value-type="float" office:value="9446985220" calcext:value-type="float">
            <text:p>9446985220</text:p>
          </table:table-cell>
          <table:table-cell office:value-type="float" office:value="2954208" calcext:value-type="float">
            <text:p>2954208</text:p>
          </table:table-cell>
          <table:table-cell office:value-type="float" office:value="116273337" calcext:value-type="float">
            <text:p>116273337</text:p>
          </table:table-cell>
          <table:table-cell office:value-type="float" office:value="76653632" calcext:value-type="float">
            <text:p>76653632</text:p>
          </table:table-cell>
          <table:table-cell office:value-type="float" office:value="74793629" calcext:value-type="float">
            <text:p>7479362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154" calcext:value-type="float">
            <text:p>0.51154</text:p>
          </table:table-cell>
          <table:table-cell office:value-type="float" office:value="2954208" calcext:value-type="float">
            <text:p>2954208</text:p>
          </table:table-cell>
          <table:table-cell office:value-type="float" office:value="7.419236" calcext:value-type="float">
            <text:p>7.419236</text:p>
          </table:table-cell>
          <table:table-cell office:value-type="float" office:value="4.891159" calcext:value-type="float">
            <text:p>4.891159</text:p>
          </table:table-cell>
          <table:table-cell office:value-type="float" office:value="4.772475" calcext:value-type="float">
            <text:p>4.772475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22060" calcext:value-type="float">
            <text:p>22060</text:p>
          </table:table-cell>
          <table:table-cell office:value-type="float" office:value="4659756981" calcext:value-type="float">
            <text:p>4659756981</text:p>
          </table:table-cell>
          <table:table-cell office:value-type="float" office:value="9757457565" calcext:value-type="float">
            <text:p>9757457565</text:p>
          </table:table-cell>
          <table:table-cell office:value-type="float" office:value="2137701" calcext:value-type="float">
            <text:p>2137701</text:p>
          </table:table-cell>
          <table:table-cell office:value-type="float" office:value="83662394" calcext:value-type="float">
            <text:p>83662394</text:p>
          </table:table-cell>
          <table:table-cell office:value-type="float" office:value="55491505" calcext:value-type="float">
            <text:p>55491505</text:p>
          </table:table-cell>
          <table:table-cell office:value-type="float" office:value="54221749" calcext:value-type="float">
            <text:p>5422174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559" calcext:value-type="float">
            <text:p>0.477559</text:p>
          </table:table-cell>
          <table:table-cell office:value-type="float" office:value="2137701" calcext:value-type="float">
            <text:p>2137701</text:p>
          </table:table-cell>
          <table:table-cell office:value-type="float" office:value="5.338378" calcext:value-type="float">
            <text:p>5.338378</text:p>
          </table:table-cell>
          <table:table-cell office:value-type="float" office:value="3.540834" calcext:value-type="float">
            <text:p>3.540834</text:p>
          </table:table-cell>
          <table:table-cell office:value-type="float" office:value="3.459812" calcext:value-type="float">
            <text:p>3.459812</text:p>
          </table:table-cell>
          <table:table-cell office:value-type="float" office:value="1.51" calcext:value-type="float">
            <text:p>1.5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315" calcext:value-type="float">
            <text:p>59315</text:p>
          </table:table-cell>
          <table:table-cell office:value-type="float" office:value="22810" calcext:value-type="float">
            <text:p>22810</text:p>
          </table:table-cell>
          <table:table-cell office:value-type="float" office:value="2859267712" calcext:value-type="float">
            <text:p>2859267712</text:p>
          </table:table-cell>
          <table:table-cell office:value-type="float" office:value="5956406535" calcext:value-type="float">
            <text:p>5956406535</text:p>
          </table:table-cell>
          <table:table-cell office:value-type="float" office:value="1305814" calcext:value-type="float">
            <text:p>1305814</text:p>
          </table:table-cell>
          <table:table-cell office:value-type="float" office:value="48574415" calcext:value-type="float">
            <text:p>48574415</text:p>
          </table:table-cell>
          <table:table-cell office:value-type="float" office:value="31849898" calcext:value-type="float">
            <text:p>31849898</text:p>
          </table:table-cell>
          <table:table-cell office:value-type="float" office:value="31273564" calcext:value-type="float">
            <text:p>312735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0032" calcext:value-type="float">
            <text:p>0.480032</text:p>
          </table:table-cell>
          <table:table-cell office:value-type="float" office:value="1305814" calcext:value-type="float">
            <text:p>1305814</text:p>
          </table:table-cell>
          <table:table-cell office:value-type="float" office:value="4.145017" calcext:value-type="float">
            <text:p>4.145017</text:p>
          </table:table-cell>
          <table:table-cell office:value-type="float" office:value="2.717858" calcext:value-type="float">
            <text:p>2.717858</text:p>
          </table:table-cell>
          <table:table-cell office:value-type="float" office:value="2.668678" calcext:value-type="float">
            <text:p>2.668678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2:50:46.296172443</meta:creation-date>
    <dc:date>2015-10-27T02:52:06.799673353</dc:date>
    <meta:editing-duration>P0D</meta:editing-duration>
    <meta:editing-cycles>1</meta:editing-cycles>
    <meta:document-statistic meta:table-count="1" meta:cell-count="480" meta:object-count="0"/>
    <meta:generator>LibreOffice/4.2.8.2$Linux_X86_64 LibreOffice_project/420m0$Build-2</meta:generator>
  </office:meta>
</office:document-meta>
</file>